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0c42"/>
    </style:style>
    <style:style style:name="T2" style:family="text">
      <style:text-properties officeooo:rsid="0003f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enti<text:span text:style-name="T2">fi</text:span>cation :</text:p>
      <text:p text:style-name="Standard"><text:s/>Nom du cas : <text:span text:style-name="T1">Paiement des </text:span><text:s/>article<text:span text:style-name="T1">s acheté</text:span></text:p>
      <text:p text:style-name="Standard"><text:s/>Objectif : Détaille les étapes permettant au caissier d'en<text:span text:style-name="T1">caisser</text:span>.</text:p>
      <text:p text:style-name="Standard"><text:s/>Acteurs : Caissier, </text:p>
      <text:p text:style-name="Standard"><text:s/>Date : &lt;date du jour&gt;</text:p>
      <text:p text:style-name="Standard"><text:s/>Responsables : &lt;vous, cher collègue&gt;</text:p>
      <text:p text:style-name="Standard"><text:s/>Version : 1.0</text:p>
      <text:p text:style-name="Standard"><text:s/>Séquencements :</text:p>
      <text:p text:style-name="Standard"><text:s/>Le cas d'utilisation commence ...</text:p>
      <text:p text:style-name="Standard"><text:s/>Pré-condition : ...</text:p>
      <text:p text:style-name="Standard"><text:s/>Enchaînement nominal</text:p>
      <text:p text:style-name="Standard">1….</text:p>
      <text:p text:style-name="Standard">2….</text:p>
      <text:p text:style-name="Standard"><text:s/>Enchaînements alternatifs ?</text:p>
      <text:p text:style-name="Standard">x. Après <text:span text:style-name="T1">y</text:span>, s</text:p>
      <text:p text:style-name="Standard"><text:s/>Post-conditions : 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1:29:38.812000000</meta:creation-date>
    <dc:date>2023-07-18T11:34:44.207000000</dc:date>
    <meta:editing-duration>PT5M5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6" meta:word-count="59" meta:character-count="380" meta:non-whitespace-character-count="323"/>
  </office:meta>
</office:document-meta>
</file>